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Geneva" svg:font-family="Geneva, Tahoma, 'Nimbus Sans L', sans-serif"/>
    <style:font-face style:name="Mangal1" svg:font-family="Mangal"/>
    <style:font-face style:name="Open Sans" svg:font-family="'Open Sans', sans-serif"/>
    <style:font-face style:name="arial" svg:font-family="arial, sans-serif"/>
    <style:font-face style:name="Arial" svg:font-family="Arial" style:font-family-generic="roman" style:font-pitch="variable"/>
    <style:font-face style:name="Consolas" svg:font-family="Consola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mn-lt" svg:font-family="+mn-lt"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Quotations">
      <style:paragraph-properties fo:margin-left="0in" fo:margin-right="0in" fo:margin-top="0in" fo:margin-bottom="0.1965in" loext:contextual-spacing="false" fo:orphans="2" fo:widows="2" fo:text-indent="0in" style:auto-text-indent="false"/>
      <style:text-properties fo:font-variant="normal" fo:text-transform="none" fo:color="#333333" style:font-name="Liberation Serif" fo:font-size="12pt" fo:letter-spacing="normal" fo:font-style="normal" fo:font-weight="normal" style:font-size-asian="12pt" style:font-size-complex="12pt"/>
    </style:style>
    <style:style style:name="P2" style:family="paragraph" style:parent-style-name="Quotations">
      <style:paragraph-properties fo:margin-left="0in" fo:margin-right="0in" fo:margin-top="0in" fo:margin-bottom="0.1965in" loext:contextual-spacing="false" fo:orphans="2" fo:widows="2" fo:text-indent="0in" style:auto-text-indent="false"/>
      <style:text-properties officeooo:paragraph-rsid="00024b04"/>
    </style:style>
    <style:style style:name="P3" style:family="paragraph" style:parent-style-name="Quotations">
      <style:paragraph-properties fo:margin-left="0in" fo:margin-right="0in" fo:margin-top="0in" fo:margin-bottom="0.1965in" loext:contextual-spacing="false" fo:orphans="2" fo:widows="2" fo:text-indent="0in" style:auto-text-indent="false"/>
      <style:text-properties officeooo:paragraph-rsid="0003bd03"/>
    </style:style>
    <style:style style:name="P4" style:family="paragraph" style:parent-style-name="Quotations">
      <style:paragraph-properties fo:margin-left="0in" fo:margin-right="0in" fo:margin-top="0in" fo:margin-bottom="0.1965in" loext:contextual-spacing="false" fo:orphans="2" fo:widows="2" fo:text-indent="0in" style:auto-text-indent="false"/>
      <style:text-properties officeooo:rsid="0003ffb0" officeooo:paragraph-rsid="0003ffb0"/>
    </style:style>
    <style:style style:name="P5" style:family="paragraph" style:parent-style-name="Default">
      <style:paragraph-properties fo:margin-left="0in" fo:margin-right="0in" fo:margin-top="0in" fo:margin-bottom="0.1965in" loext:contextual-spacing="false" fo:orphans="2" fo:widows="2" fo:text-indent="0in" style:auto-text-indent="false"/>
      <style:text-properties fo:font-size="12pt" officeooo:rsid="0003ffb0" officeooo:paragraph-rsid="0003ffb0" style:font-size-asian="12pt" style:font-size-complex="12pt"/>
    </style:style>
    <style:style style:name="P6" style:family="paragraph" style:parent-style-name="Text_20_body">
      <style:paragraph-properties fo:margin-left="0in" fo:margin-right="0in" fo:margin-top="0in" fo:margin-bottom="0.0972in" loext:contextual-spacing="false" fo:orphans="2" fo:widows="2" fo:text-indent="0in" style:auto-text-indent="false"/>
    </style:style>
    <style:style style:name="P7" style:family="paragraph" style:parent-style-name="Standard">
      <style:text-properties officeooo:rsid="00013dcc" officeooo:paragraph-rsid="00013dcc"/>
    </style:style>
    <style:style style:name="P8" style:family="paragraph" style:parent-style-name="Standard">
      <style:text-properties officeooo:paragraph-rsid="00013dcc"/>
    </style:style>
    <style:style style:name="P9" style:family="paragraph" style:parent-style-name="Standard">
      <style:text-properties officeooo:paragraph-rsid="00024b04"/>
    </style:style>
    <style:style style:name="P10" style:family="paragraph" style:parent-style-name="Standard">
      <style:text-properties style:font-name="Liberation Serif" fo:font-size="12pt" officeooo:rsid="00024b04" officeooo:paragraph-rsid="00024b04" style:font-size-asian="12pt" style:font-size-complex="12pt"/>
    </style:style>
    <style:style style:name="P11" style:family="paragraph" style:parent-style-name="Default">
      <style:paragraph-properties fo:margin-left="0.0835in" fo:margin-right="0in" fo:line-height="90%" fo:text-align="start" style:justify-single-word="false" fo:text-indent="0in" style:auto-text-indent="false" style:writing-mode="lr-tb">
        <style:tab-stops>
          <style:tab-stop style:position="0in"/>
        </style:tab-stops>
      </style:paragraph-properties>
      <style:text-properties fo:font-size="12pt" style:font-size-asian="12pt" style:font-size-complex="12pt"/>
    </style:style>
    <style:style style:name="P12" style:family="paragraph" style:parent-style-name="Default">
      <style:paragraph-properties fo:margin-left="0.0835in" fo:margin-right="0in" fo:line-height="90%" fo:text-align="start" style:justify-single-word="false" fo:text-indent="0in" style:auto-text-indent="false" style:writing-mode="lr-tb">
        <style:tab-stops>
          <style:tab-stop style:position="0in"/>
        </style:tab-stops>
      </style:paragraph-properties>
      <style:text-properties fo:color="#000000" style:font-name="Consolas" fo:font-size="12pt" fo:letter-spacing="normal" style:font-size-asian="12pt" style:font-size-complex="12pt"/>
    </style:style>
    <style:style style:name="P13" style:family="paragraph" style:parent-style-name="Quotations">
      <style:paragraph-properties fo:margin-left="0in" fo:margin-right="0in" fo:margin-top="0in" fo:margin-bottom="0.1965in" loext:contextual-spacing="false" fo:orphans="2" fo:widows="2" fo:text-indent="0in" style:auto-text-indent="false"/>
      <style:text-properties style:font-name="Liberation Serif" fo:font-size="12pt" officeooo:rsid="0003bd03" officeooo:paragraph-rsid="0003bd03" style:font-size-asian="12pt" style:font-size-complex="12pt"/>
    </style:style>
    <style:style style:name="P14" style:family="paragraph" style:parent-style-name="Standard">
      <style:paragraph-properties fo:margin-left="0in" fo:margin-right="0in" fo:margin-top="0in" fo:margin-bottom="0.1965in" loext:contextual-spacing="false" fo:orphans="2" fo:widows="2" fo:text-indent="0in" style:auto-text-indent="false"/>
      <style:text-properties style:font-name="Liberation Serif" fo:font-size="12pt" officeooo:rsid="0003ffb0" officeooo:paragraph-rsid="0003ffb0" style:font-size-asian="12pt" style:font-size-complex="12pt"/>
    </style:style>
    <style:style style:name="P15" style:family="paragraph" style:parent-style-name="Standard">
      <style:paragraph-properties fo:margin-left="0in" fo:margin-right="0in" fo:margin-top="0in" fo:margin-bottom="0.1965in" loext:contextual-spacing="false" fo:orphans="2" fo:widows="2" fo:text-indent="0in" style:auto-text-indent="false"/>
      <style:text-properties style:font-name="Liberation Serif" fo:font-size="12pt" officeooo:rsid="00079be9" officeooo:paragraph-rsid="00079be9" style:font-size-asian="12pt" style:font-size-complex="12pt"/>
    </style:style>
    <style:style style:name="T1" style:family="text">
      <style:text-properties officeooo:rsid="00024b04"/>
    </style:style>
    <style:style style:name="T2" style:family="text">
      <style:text-properties fo:font-variant="normal" fo:text-transform="none" fo:color="#333333" style:font-name="Liberation Serif" fo:font-size="12pt" fo:letter-spacing="normal" fo:font-style="normal" fo:font-weight="normal" style:font-size-asian="12pt" style:font-size-complex="12pt"/>
    </style:style>
    <style:style style:name="T3" style:family="text">
      <style:text-properties fo:font-variant="normal" fo:text-transform="none" fo:color="#333333" style:font-name="Liberation Serif" fo:font-size="12pt" fo:letter-spacing="normal" fo:font-style="normal" fo:font-weight="normal" officeooo:rsid="00024b04" style:font-size-asian="12pt" style:font-size-complex="12pt"/>
    </style:style>
    <style:style style:name="T4" style:family="text">
      <style:text-properties fo:font-variant="normal" fo:text-transform="none" fo:color="#333333" style:font-name="Liberation Serif" fo:font-size="12pt" fo:letter-spacing="normal" fo:font-style="normal" fo:font-weight="bold" style:font-size-asian="12pt" style:font-size-complex="12pt"/>
    </style:style>
    <style:style style:name="T5" style:family="text">
      <style:text-properties fo:font-variant="normal" fo:text-transform="none" fo:color="#222222" style:font-name="arial" fo:font-size="8pt" fo:letter-spacing="normal" fo:font-style="normal" fo:font-weight="normal" officeooo:rsid="0003bd03" style:font-size-asian="12pt" style:font-size-complex="12pt"/>
    </style:style>
    <style:style style:name="T6" style:family="text">
      <style:text-properties fo:font-variant="normal" fo:text-transform="none" fo:color="#222222" style:font-name="Liberation Serif" fo:font-size="12pt" fo:letter-spacing="normal" fo:font-style="normal" fo:font-weight="normal" style:font-size-asian="12pt" style:font-size-complex="12pt"/>
    </style:style>
    <style:style style:name="T7" style:family="text">
      <style:text-properties fo:font-variant="normal" fo:text-transform="none" fo:color="#222222" style:font-name="Liberation Serif" fo:font-size="12pt" fo:letter-spacing="normal" fo:font-style="normal" fo:font-weight="normal" officeooo:rsid="0003bd03" style:font-size-asian="12pt" style:font-size-complex="12pt"/>
    </style:style>
    <style:style style:name="T8" style:family="text">
      <style:text-properties fo:font-variant="normal" fo:text-transform="none" fo:color="#222222" style:font-name="Liberation Serif" fo:font-size="12pt" fo:letter-spacing="normal" officeooo:rsid="0003bd03" style:font-size-asian="12pt" style:font-size-complex="12pt"/>
    </style:style>
    <style:style style:name="T9" style:family="text">
      <style:text-properties fo:font-variant="normal" fo:text-transform="none" fo:color="#41423d" style:font-name="Liberation Serif" fo:font-size="12pt" fo:letter-spacing="normal" style:font-size-asian="12pt" style:font-size-complex="12pt"/>
    </style:style>
    <style:style style:name="T10" style:family="text">
      <style:text-properties fo:font-variant="normal" fo:text-transform="none" fo:color="#41423d" style:font-name="Geneva" fo:font-size="6pt" fo:letter-spacing="normal" fo:font-style="normal" fo:font-weight="normal" style:font-size-asian="12pt" style:font-size-complex="12pt"/>
    </style:style>
    <style:style style:name="T11" style:family="text">
      <style:text-properties fo:font-variant="normal" fo:text-transform="none" fo:color="#686868" style:font-name="Liberation Serif" fo:font-size="12pt" fo:letter-spacing="normal" style:font-size-asian="12pt" style:font-size-complex="12pt"/>
    </style:style>
    <style:style style:name="T12" style:family="text">
      <style:text-properties fo:font-variant="normal" fo:text-transform="none" fo:color="#686868" style:font-name="Open Sans" fo:font-size="8pt" fo:letter-spacing="normal" fo:font-style="normal" fo:font-weight="normal" style:font-size-asian="12pt" style:font-size-complex="12pt"/>
    </style:style>
    <style:style style:name="T13" style:family="text">
      <style:text-properties fo:font-variant="normal" fo:text-transform="none" fo:color="#686868" style:font-name="Open Sans" fo:font-size="8pt" fo:letter-spacing="normal" fo:font-style="normal" fo:font-weight="normal" style:font-size-asian="12pt" style:font-size-complex="12pt" loext:padding="0in" loext:border="none"/>
    </style:style>
    <style:style style:name="T14" style:family="text">
      <style:text-properties fo:font-variant="normal" fo:text-transform="none" fo:color="#83c2bc" style:text-line-through-style="none" style:text-line-through-type="none" style:font-name="Open Sans" fo:font-size="8pt" fo:letter-spacing="normal" fo:font-style="normal" style:text-underline-style="none" fo:font-weight="normal" style:text-blinking="false" style:font-size-asian="12pt" style:font-size-complex="12pt" loext:padding="0in" loext:border="none"/>
    </style:style>
    <style:style style:name="T15" style:family="text">
      <style:text-properties style:font-name="Liberation Serif" fo:font-size="12pt" style:font-size-asian="12pt" style:font-size-complex="12pt"/>
    </style:style>
    <style:style style:name="T16" style:family="text">
      <style:text-properties style:font-name="Liberation Serif" fo:font-size="12pt" officeooo:rsid="00024b04" style:font-size-asian="12pt" style:font-size-complex="12pt"/>
    </style:style>
    <style:style style:name="T17" style:family="text">
      <style:text-properties style:font-name="Liberation Serif" fo:font-size="12pt" officeooo:rsid="0003bd03" style:font-size-asian="12pt" style:font-size-complex="12pt"/>
    </style:style>
    <style:style style:name="T18" style:family="text">
      <style:text-properties officeooo:rsid="0003bd03"/>
    </style:style>
    <style:style style:name="T19" style:family="text">
      <style:text-properties fo:color="#686868" style:font-name="Open Sans" fo:font-size="8pt" fo:letter-spacing="normal" fo:font-style="italic" fo:font-weight="normal" style:font-size-asian="12pt" style:font-size-complex="12pt" loext:padding="0in" loext:border="none"/>
    </style:style>
    <style:style style:name="T20" style:family="text">
      <style:text-properties fo:color="#0000ff" style:font-name="Consolas" fo:letter-spacing="normal"/>
    </style:style>
    <style:style style:name="T21" style:family="text">
      <style:text-properties fo:color="#000000" style:font-name="Consolas" fo:letter-spacing="normal"/>
    </style:style>
    <style:style style:name="T22" style:family="text">
      <style:text-properties fo:color="#2b91af" style:font-name="Consolas" fo:letter-spacing="normal"/>
    </style:style>
    <style:style style:name="T23" style:family="text">
      <style:text-properties fo:color="#008000" style:font-name="Consolas" fo:letter-spacing="normal"/>
    </style:style>
    <style:style style:name="T24" style:family="text">
      <style:text-properties officeooo:rsid="00079be9"/>
    </style:style>
    <style:style style:name="T25" style:family="text">
      <style:text-properties officeooo:rsid="0007dd7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 Es una manera de contruir software basada en un nuevo paradigma</text:p>
      <text:p text:style-name="P7"/>
      <text:p text:style-name="P7"><text:span text:style-name="T18">P</text:span>ropone resolver problemas de la realidad a traves de identificar objetos y relaciones de colaboracion entre ellos</text:p>
      <text:p text:style-name="P8"/>
      <text:p text:style-name="P7"><text:span text:style-name="T18">E</text:span>l OBJETO y el MENSAJE son sus elementos fundamentales</text:p>
      <text:p text:style-name="P7"/>
      <text:p text:style-name="P7">2- Los pilares de los objetos son:</text:p>
      <text:p text:style-name="P7">- Abstraccion, ignorancia selectiva. Decide que es importante y que no lo es.</text:p>
      <text:p text:style-name="P7">Se enfoca en lo que es importante, ignora lo que no es importante. Utiliza la encapsulacion para reforzar la abstraccion.</text:p>
      <text:p text:style-name="P7"/>
      <text:p text:style-name="P7">-Encapsulamiento, esta caracteristica es la que denota la capacidad del objeto de responder a peticiones a traves de sus metodos o propiedades sin la necesidad de exponer los medios utilizados para llegar a brindar estos resultados.</text:p>
      <text:p text:style-name="P7"/>
      <text:p text:style-name="P7">-Herencia, La relacion entre clases es del tipo “es un tipo de”, va de la generalizacion a la especializacion. Clase base o padre. Clase derivada o hija. Hereda la implementacion.</text:p>
      <text:p text:style-name="P7"/>
      <text:p text:style-name="P7">-Polimorfismo, La definicion del metodo reside en la clase base o padre.</text:p>
      <text:p text:style-name="P7">La implementacion del metodo reside en la clase derivada o hija</text:p>
      <text:p text:style-name="P7">La invocacion es resuelta al momento de la ejecucion.</text:p>
      <text:p text:style-name="P7"/>
      <text:p text:style-name="P7">3- Una clase es una clasificacion, en base a comportamientos y atributos comunes. A partir de la clasificacion se crea un vocabulario.</text:p>
      <text:p text:style-name="P7"/>
      <text:p text:style-name="P7">4- Una clase es la abstraccion de un objeto</text:p>
      <text:p text:style-name="P7"/>
      <text:p text:style-name="P7">5- <text:span text:style-name="T1">se llama instancia a todo objeto que derive de algun otro. De esta forma, todos los objetos sons instancias de algun otro, menos de la clase Objetct que es la madre de todas.</text:span></text:p>
      <text:p text:style-name="P7"/>
      <text:p text:style-name="P9"><text:span text:style-name="T1">6- </text:span><text:span text:style-name="T2">Podemos definir la abstraccion como las características especificas de un objeto, aquellas que lo distinguen de los demás tipos y que logran definir límites conceptuales respecto a quien está haciendo dicha abstracción .</text:span></text:p>
      <text:p text:style-name="P6"><text:span text:style-name="T2">En otras palabras, es conseguir describir un objeto con propiedades y métodos principales sin pensar en detalle. La abstracción separa el comportamiento específico de un objeto, a esta división que se realiza se le conoce como la </text:span><text:span text:style-name="Strong_20_Emphasis"><text:span text:style-name="T4">barrera de abstracción</text:span></text:span><text:span text:style-name="T2">.</text:span></text:p>
      <text:p text:style-name="P6"><text:span text:style-name="T2">Para conseguir llegar a la barrera de abstracción muchas veces se debe realizar el proceso en el cual la interfaz de un objeto muestre el comportamiento específico y nada más, a este proceso le denomina el proceso de </text:span><text:span text:style-name="Strong_20_Emphasis"><text:span text:style-name="T4">mínimo compromiso</text:span></text:span><text:span text:style-name="T2">.</text:span></text:p>
      <text:p text:style-name="P1">Una Interfaz de objeto permite crear código con el cuál se específica que métodos serán implementados por una clase sin necesidad de definir que harán estos métodos.</text:p>
      <text:p text:style-name="P2"><text:span text:style-name="T3">7- U</text:span><text:span text:style-name="T6">n atributo es una especificación que define una propiedad de unobjeto, elemento o archivo. También puede referirse o establecer el valor específico para una instancia determinada de los mismos</text:span><text:span text:style-name="T15"> </text:span></text:p>
      <text:p text:style-name="P2"><text:soft-page-break/><text:span text:style-name="T16">8-</text:span><text:span text:style-name="T6">En la programación, un método es una subrutina cuyo código es definido en una clase y puede pertenecer tanto a una clase, como es el caso de los método</text:span><text:span text:style-name="T7">s</text:span><text:span text:style-name="T6"> de clase o estáticos, como a un objeto, como es el caso de los</text:span><text:span text:style-name="T7"> </text:span><text:span text:style-name="T6">métodos de instancia.</text:span><text:span text:style-name="T15"> </text:span></text:p>
      <text:p text:style-name="P3"><text:span text:style-name="T17">9-</text:span><text:span text:style-name="T10">Un método de instancia es el que se invoca </text:span><text:span text:style-name="Strong_20_Emphasis"><text:span text:style-name="T10">siempre</text:span></text:span><text:span text:style-name="T9"> </text:span><text:span text:style-name="T10">sobre una instancia (objeto) de una clase. Por ejemplo p1.getNombre(); siendo p1 un objeto de tipo Persona es un método de instancia: para invocarlo necesitamos una instancia de persona. </text:span><text:span text:style-name="Strong_20_Emphasis"><text:span text:style-name="T10">Un método de clase es aquel que puede ser invocado sin existir una instancia.</text:span></text:span><text:span text:style-name="T15"> </text:span></text:p>
      <text:p text:style-name="P3"><text:span text:style-name="T5">En C# podemos definir métodos</text:span><text:span text:style-name="T8"> </text:span><text:span text:style-name="T5">que se crean independientemente a la definición de objetos. Un método estático</text:span><text:span text:style-name="T8"> </text:span><text:span text:style-name="T5">puede llamarse sin tener que crear un objeto de dicha clase. Un método estático</text:span><text:span text:style-name="T8"> </text:span><text:span text:style-name="T5">tiene ciertas restricciones: No puede acceder a los atributos de la clase (salvo que sean estáticos)</text:span><text:span text:style-name="T17"> </text:span></text:p>
      <text:p text:style-name="P3"><text:span text:style-name="T17">10-</text:span><text:span text:style-name="T12">Una </text:span><text:a xlink:type="simple" xlink:href="https://msdn.microsoft.com/en-us/library/79b3xss3.aspx" office:target-frame-name="_blank" xlink:show="new" text:style-name="Internet_20_link" text:visited-style-name="Visited_20_Internet_20_Link"><text:span text:style-name="T14">static class</text:span></text:a><text:span text:style-name="T11"> </text:span><text:span text:style-name="T12">es aquella clase que se usa sin necesidad de realizar una instanciación de la misma. Se utiliza como una unidad de organización para métodos no asociados a objetos particulares y separa datos y comportamientos que son independientes de cualquier identidad del objeto.</text:span><text:span text:style-name="T15"><text:line-break/></text:span><text:span text:style-name="T12">Las clases estáticas son adecuadas cuando no tienen que almacenar información, sino sólo realizar cálculos o algún proceso que no cambie. Los datos de miembros estáticos se almacenan en una zona especial del </text:span><text:span text:style-name="Emphasis"><text:span text:style-name="T19">Heap</text:span></text:span><text:span text:style-name="T11"> </text:span><text:span text:style-name="T12">denominado </text:span><text:span text:style-name="Strong_20_Emphasis"><text:span text:style-name="T13">High Frequency Heap</text:span></text:span><text:span text:style-name="T12">.</text:span><text:span text:style-name="T15"> </text:span></text:p>
      <text:p text:style-name="P4"><text:span text:style-name="T17">E</text:span><text:span text:style-name="T15">JEMPLO</text:span></text:p>
      <text:p text:style-name="P5"><text:span text:style-name="T20">public</text:span><text:span text:style-name="T21"> </text:span><text:span text:style-name="T20">class</text:span><text:span text:style-name="T21"> </text:span><text:span text:style-name="T22">Automovil</text:span></text:p>
      <text:p text:style-name="P12">{</text:p>
      <text:p text:style-name="P11"><text:span text:style-name="T21"><text:s text:c="4"/></text:span><text:span text:style-name="T23">// Atributos NO estáticos</text:span></text:p>
      <text:p text:style-name="P11"><text:span text:style-name="T21"><text:s text:c="4"/></text:span><text:span text:style-name="T20">public</text:span><text:span text:style-name="T21"> Single velocidadActual;</text:span></text:p>
      <text:p text:style-name="P11"><text:span text:style-name="T21"><text:s text:c="4"/></text:span><text:span text:style-name="T23">// Atributos estáticos</text:span></text:p>
      <text:p text:style-name="P11"><text:span text:style-name="T21"><text:s text:c="4"/></text:span><text:span text:style-name="T20">public</text:span><text:span text:style-name="T21"> </text:span><text:span text:style-name="T20">static</text:span><text:span text:style-name="T21"> Byte cantidadRuedas;</text:span></text:p>
      <text:p text:style-name="P11"><text:span text:style-name="T21"><text:s text:c="4"/></text:span><text:span text:style-name="T23">// Métodos estáticos</text:span></text:p>
      <text:p text:style-name="P11"><text:span text:style-name="T21"><text:s text:c="4"/></text:span><text:span text:style-name="T20">public</text:span><text:span text:style-name="T21"> </text:span><text:span text:style-name="T20">static</text:span><text:span text:style-name="T21"> </text:span><text:span text:style-name="T20">void</text:span><text:span text:style-name="T21"> MostrarCantidadRuedas()</text:span></text:p>
      <text:p text:style-name="P12"><text:s text:c="4"/>{</text:p>
      <text:p text:style-name="P12"><text:s text:c="8"/>Console.Write(Automovil.cantidadRuedas);</text:p>
      <text:p text:style-name="P12"><text:s text:c="4"/>}</text:p>
      <text:p text:style-name="P11"><text:span text:style-name="T21"><text:s text:c="4"/></text:span><text:span text:style-name="T23">// Métodos NO estáticos</text:span></text:p>
      <text:p text:style-name="P11"><text:span text:style-name="T21"><text:s text:c="4"/></text:span><text:span text:style-name="T20">public</text:span><text:span text:style-name="T21"> </text:span><text:span text:style-name="T20">void</text:span><text:span text:style-name="T21"> Acelerar(Single velocidad)</text:span></text:p>
      <text:p text:style-name="P12"><text:s text:c="4"/>{</text:p>
      <text:p text:style-name="P11"><text:span text:style-name="T21"><text:s text:c="8"/></text:span><text:span text:style-name="T20">this</text:span><text:span text:style-name="T21">.velocidadActual += velocidad;</text:span></text:p>
      <text:p text:style-name="P12"><text:s text:c="4"/>}</text:p>
      <text:p text:style-name="P12">}</text:p>
      <text:p text:style-name="P14"/>
      <text:p text:style-name="P14">11-<text:span text:style-name="T24">Los metodos que pertenecen a nuestros objetos no los estamos declarando como “static”. La palabra “static” delante de un atributo (una variable) de una clase, indica que es una “variable de clase”,es decir, su valor es el mismo para todos los objetos de la clase.</text:span></text:p>
      <text:p text:style-name="P15">De igual modo si un metodo esta precedido por la palabra “static”, indica que es “un metodo de clase”</text:p>
      <text:p text:style-name="P14"/>
      <text:p text:style-name="P15">12-<text:span text:style-name="T25">Si un metodo esta precedido por la palabra “static” indica que un metodo de clase, que podria usar sin necesidad de declarar ningun objeto de la clase.</text:span></text:p>
      <text:p text:style-name="P13"/>
      <text:p text:style-name="P13"><text:soft-page-break/></text:p>
      <text:p text:style-name="P1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Geneva" svg:font-family="Geneva, Tahoma, 'Nimbus Sans L', sans-serif"/>
    <style:font-face style:name="Mangal1" svg:font-family="Mangal"/>
    <style:font-face style:name="Open Sans" svg:font-family="'Open Sans', sans-serif"/>
    <style:font-face style:name="arial" svg:font-family="arial, sans-serif"/>
    <style:font-face style:name="Arial" svg:font-family="Arial" style:font-family-generic="roman" style:font-pitch="variable"/>
    <style:font-face style:name="Consolas" svg:font-family="Consola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mn-lt" svg:font-family="+mn-lt"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efault"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mn-lt" style:font-family-complex="+mn-lt"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mn-lt" style:font-family-complex="+mn-lt"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Diapositiva_20_de_20_título_7e_LT_7e_Gliederung_20_1" style:display-name="Diapositiva de título~LT~Gliederung 1" style:family="paragraph" style:default-outline-level="">
      <style:paragraph-properties fo:margin-top="0.1965in" fo:margin-bottom="0in" loext:contextual-spacing="false" fo:line-height="90%" fo:text-align="start" style:justify-single-word="false" style:writing-mode="lr-tb"/>
      <style:text-properties fo:color="#ffffff"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mn-lt" style:font-family-complex="+mn-lt" style:font-family-generic-complex="system" style:font-pitch-complex="variable" style:font-size-complex="12pt" style:text-emphasize="none"/>
    </style:style>
    <style:style style:name="Diapositiva_20_de_20_título_7e_LT_7e_Gliederung_20_2" style:display-name="Diapositiva de título~LT~Gliederung 2" style:family="paragraph" style:parent-style-name="Diapositiva_20_de_20_título_7e_LT_7e_Gliederung_20_1" style:default-outline-level="">
      <style:paragraph-properties fo:margin-top="0.1575in" fo:margin-bottom="0in" loext:contextual-spacing="false" fo:line-height="90%" fo:text-align="start" style:justify-single-word="false" style:writing-mode="lr-tb"/>
      <style:text-properties fo:color="#ffffff"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Diapositiva_20_de_20_título_7e_LT_7e_Gliederung_20_3" style:display-name="Diapositiva de título~LT~Gliederung 3" style:family="paragraph" style:parent-style-name="Diapositiva_20_de_20_título_7e_LT_7e_Gliederung_20_2" style:default-outline-level="">
      <style:paragraph-properties fo:margin-top="0.1181in" fo:margin-bottom="0in" loext:contextual-spacing="false" fo:line-height="90%" fo:text-align="start" style:justify-single-word="false" style:writing-mode="lr-tb"/>
      <style:text-properties fo:color="#ffffff" style:text-outline="false" style:text-line-through-style="none" style:text-line-through-type="none" style:font-name="Arial" fo:font-family="Arial"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Diapositiva_20_de_20_título_7e_LT_7e_Gliederung_20_4" style:display-name="Diapositiva de título~LT~Gliederung 4" style:family="paragraph" style:parent-style-name="Diapositiva_20_de_20_título_7e_LT_7e_Gliederung_20_3" style:default-outline-level="">
      <style:paragraph-properties fo:margin-top="0.0783in" fo:margin-bottom="0in" loext:contextual-spacing="false" fo:line-height="90%" fo:text-align="start" style:justify-single-word="false" style:writing-mode="lr-tb"/>
      <style:text-properties fo:color="#ffffff" style:text-outline="false" style:text-line-through-style="none" style:text-line-through-type="none" style:font-name="Arial" fo:font-family="Arial"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Diapositiva_20_de_20_título_7e_LT_7e_Gliederung_20_5" style:display-name="Diapositiva de título~LT~Gliederung 5" style:family="paragraph" style:parent-style-name="Diapositiva_20_de_20_título_7e_LT_7e_Gliederung_20_4" style:default-outline-level="">
      <style:paragraph-properties fo:margin-top="0.0398in" fo:margin-bottom="0in" loext:contextual-spacing="false" fo:line-height="90%" fo:text-align="start" style:justify-single-word="false" style:writing-mode="lr-tb"/>
      <style:text-properties fo:color="#ffffff"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de_20_título_7e_LT_7e_Gliederung_20_6" style:display-name="Diapositiva de título~LT~Gliederung 6" style:family="paragraph" style:parent-style-name="Diapositiva_20_de_20_título_7e_LT_7e_Gliederung_20_5" style:default-outline-level="">
      <style:paragraph-properties fo:margin-top="0.0398in" fo:margin-bottom="0in" loext:contextual-spacing="false" fo:line-height="90%" fo:text-align="start" style:justify-single-word="false" style:writing-mode="lr-tb"/>
      <style:text-properties fo:color="#ffffff"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de_20_título_7e_LT_7e_Gliederung_20_7" style:display-name="Diapositiva de título~LT~Gliederung 7" style:family="paragraph" style:parent-style-name="Diapositiva_20_de_20_título_7e_LT_7e_Gliederung_20_6" style:default-outline-level="">
      <style:paragraph-properties fo:margin-top="0.0398in" fo:margin-bottom="0in" loext:contextual-spacing="false" fo:line-height="90%" fo:text-align="start" style:justify-single-word="false" style:writing-mode="lr-tb"/>
      <style:text-properties fo:color="#ffffff"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de_20_título_7e_LT_7e_Gliederung_20_8" style:display-name="Diapositiva de título~LT~Gliederung 8" style:family="paragraph" style:parent-style-name="Diapositiva_20_de_20_título_7e_LT_7e_Gliederung_20_7" style:default-outline-level="">
      <style:paragraph-properties fo:margin-top="0.0398in" fo:margin-bottom="0in" loext:contextual-spacing="false" fo:line-height="90%" fo:text-align="start" style:justify-single-word="false" style:writing-mode="lr-tb"/>
      <style:text-properties fo:color="#ffffff"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de_20_título_7e_LT_7e_Gliederung_20_9" style:display-name="Diapositiva de título~LT~Gliederung 9" style:family="paragraph" style:parent-style-name="Diapositiva_20_de_20_título_7e_LT_7e_Gliederung_20_8" style:default-outline-level="">
      <style:paragraph-properties fo:margin-top="0.0398in" fo:margin-bottom="0in" loext:contextual-spacing="false" fo:line-height="90%" fo:text-align="start" style:justify-single-word="false" style:writing-mode="lr-tb"/>
      <style:text-properties fo:color="#ffffff"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de_20_título_7e_LT_7e_Titel" style:display-name="Diapositiva de título~LT~Titel" style:family="paragraph" style:default-outline-level="">
      <style:paragraph-properties style:line-height-at-least="0.139in" fo:text-align="start" style:justify-single-word="false" style:writing-mode="lr-tb"/>
      <style:text-properties fo:color="#ffffff"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mn-lt" style:font-family-complex="+mn-lt" style:font-family-generic-complex="system" style:font-pitch-complex="variable" style:font-size-complex="12pt" style:text-emphasize="none"/>
    </style:style>
    <style:style style:name="Diapositiva_20_de_20_título_7e_LT_7e_Untertitel" style:display-name="Diapositiva de título~LT~Untertitel" style:family="paragraph" style:default-outline-level="">
      <style:paragraph-properties fo:text-align="center" style:justify-single-word="false"/>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mn-lt" style:font-family-complex="+mn-lt" style:font-family-generic-complex="system" style:font-pitch-complex="variable" style:font-size-complex="12pt" style:text-emphasize="none"/>
    </style:style>
    <style:style style:name="Diapositiva_20_de_20_título_7e_LT_7e_Notizen" style:display-name="Diapositiva de título~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mn-lt" style:font-family-complex="+mn-lt" style:font-family-generic-complex="system" style:font-pitch-complex="variable" style:font-size-complex="12pt" style:text-emphasize="none"/>
    </style:style>
    <style:style style:name="Diapositiva_20_de_20_título_7e_LT_7e_Hintergrundobjekte" style:display-name="Diapositiva de título~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mn-lt" style:font-family-complex="+mn-lt" style:font-family-generic-complex="system" style:font-pitch-complex="variable" style:font-size-complex="12pt"/>
    </style:style>
    <style:style style:name="Diapositiva_20_de_20_título_7e_LT_7e_Hintergrund" style:display-name="Diapositiva de título~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mn-lt" style:font-family-complex="+mn-lt"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Arial" fo:font-family="Arial" style:font-family-generic="roman" style:font-pitch="variable" fo:font-size="18pt" style:letter-kerning="true" style:font-name-asian="Tahoma" style:font-family-asian="Tahoma" style:font-family-generic-asian="system" style:font-pitch-asian="variable" style:font-size-asian="18pt" style:font-name-complex="+mn-lt" style:font-family-complex="+mn-lt"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Arial" fo:font-family="Arial"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Arial" fo:font-family="Arial"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Arial" fo:font-family="Arial"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Arial" fo:font-family="Arial"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Arial" fo:font-family="Arial"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Arial"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Arial"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Arial"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Arial"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Arial"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Arial"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Arial" fo:font-family="Arial"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Arial" fo:font-family="Arial"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Arial" fo:font-family="Arial"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Arial" fo:font-family="Arial"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Arial" fo:font-family="Arial"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Arial" fo:font-family="Arial"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Arial"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Arial"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Arial"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Arial"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Arial"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Arial"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Arial"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Arial"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Arial"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Arial"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Arial"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Arial"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Arial"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Arial"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Arial"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Arial" fo:font-family="Arial"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mn-lt" style:font-family-complex="+mn-lt"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mn-lt" style:font-family-complex="+mn-lt"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mn-lt" style:font-family-complex="+mn-lt"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line-height="90%" fo:text-align="start" style:justify-single-word="false" style:writing-mode="lr-tb"/>
      <style:text-properties fo:color="#ffffff"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mn-lt" style:font-family-complex="+mn-lt"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fo:line-height="90%" fo:text-align="start" style:justify-single-word="false" style:writing-mode="lr-tb"/>
      <style:text-properties fo:color="#ffffff"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fo:line-height="90%" fo:text-align="start" style:justify-single-word="false" style:writing-mode="lr-tb"/>
      <style:text-properties fo:color="#ffffff" style:text-outline="false" style:text-line-through-style="none" style:text-line-through-type="none" style:font-name="Arial" fo:font-family="Arial"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fo:line-height="90%" fo:text-align="start" style:justify-single-word="false" style:writing-mode="lr-tb"/>
      <style:text-properties fo:color="#ffffff" style:text-outline="false" style:text-line-through-style="none" style:text-line-through-type="none" style:font-name="Arial" fo:font-family="Arial"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fo:line-height="90%" fo:text-align="start" style:justify-single-word="false" style:writing-mode="lr-tb"/>
      <style:text-properties fo:color="#ffffff"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fo:line-height="90%" fo:text-align="start" style:justify-single-word="false" style:writing-mode="lr-tb"/>
      <style:text-properties fo:color="#ffffff"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fo:line-height="90%" fo:text-align="start" style:justify-single-word="false" style:writing-mode="lr-tb"/>
      <style:text-properties fo:color="#ffffff"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fo:line-height="90%" fo:text-align="start" style:justify-single-word="false" style:writing-mode="lr-tb"/>
      <style:text-properties fo:color="#ffffff"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fo:line-height="90%" fo:text-align="start" style:justify-single-word="false" style:writing-mode="lr-tb"/>
      <style:text-properties fo:color="#ffffff"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1" style:display-name="Título y objetos~LT~Gliederung 1" style:family="paragraph" style:default-outline-level="">
      <style:paragraph-properties fo:margin-top="0.1965in" fo:margin-bottom="0in" loext:contextual-spacing="false" fo:line-height="90%" fo:text-align="start" style:justify-single-word="false" style:writing-mode="lr-tb"/>
      <style:text-properties fo:color="#ffffff"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mn-lt" style:font-family-complex="+mn-lt" style:font-family-generic-complex="system" style:font-pitch-complex="variable" style:font-size-complex="12pt" style:text-emphasize="none"/>
    </style:style>
    <style:style style:name="Título_20_y_20_objetos_7e_LT_7e_Gliederung_20_2" style:display-name="Título y objetos~LT~Gliederung 2" style:family="paragraph" style:parent-style-name="Título_20_y_20_objetos_7e_LT_7e_Gliederung_20_1" style:default-outline-level="">
      <style:paragraph-properties fo:margin-top="0.1575in" fo:margin-bottom="0in" loext:contextual-spacing="false" fo:line-height="90%" fo:text-align="start" style:justify-single-word="false" style:writing-mode="lr-tb"/>
      <style:text-properties fo:color="#ffffff"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ítulo_20_y_20_objetos_7e_LT_7e_Gliederung_20_3" style:display-name="Título y objetos~LT~Gliederung 3" style:family="paragraph" style:parent-style-name="Título_20_y_20_objetos_7e_LT_7e_Gliederung_20_2" style:default-outline-level="">
      <style:paragraph-properties fo:margin-top="0.1181in" fo:margin-bottom="0in" loext:contextual-spacing="false" fo:line-height="90%" fo:text-align="start" style:justify-single-word="false" style:writing-mode="lr-tb"/>
      <style:text-properties fo:color="#ffffff" style:text-outline="false" style:text-line-through-style="none" style:text-line-through-type="none" style:font-name="Arial" fo:font-family="Arial"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ítulo_20_y_20_objetos_7e_LT_7e_Gliederung_20_4" style:display-name="Título y objetos~LT~Gliederung 4" style:family="paragraph" style:parent-style-name="Título_20_y_20_objetos_7e_LT_7e_Gliederung_20_3" style:default-outline-level="">
      <style:paragraph-properties fo:margin-top="0.0783in" fo:margin-bottom="0in" loext:contextual-spacing="false" fo:line-height="90%" fo:text-align="start" style:justify-single-word="false" style:writing-mode="lr-tb"/>
      <style:text-properties fo:color="#ffffff" style:text-outline="false" style:text-line-through-style="none" style:text-line-through-type="none" style:font-name="Arial" fo:font-family="Arial"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ítulo_20_y_20_objetos_7e_LT_7e_Gliederung_20_5" style:display-name="Título y objetos~LT~Gliederung 5" style:family="paragraph" style:parent-style-name="Título_20_y_20_objetos_7e_LT_7e_Gliederung_20_4" style:default-outline-level="">
      <style:paragraph-properties fo:margin-top="0.0398in" fo:margin-bottom="0in" loext:contextual-spacing="false" fo:line-height="90%" fo:text-align="start" style:justify-single-word="false" style:writing-mode="lr-tb"/>
      <style:text-properties fo:color="#ffffff"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6" style:display-name="Título y objetos~LT~Gliederung 6" style:family="paragraph" style:parent-style-name="Título_20_y_20_objetos_7e_LT_7e_Gliederung_20_5" style:default-outline-level="">
      <style:paragraph-properties fo:margin-top="0.0398in" fo:margin-bottom="0in" loext:contextual-spacing="false" fo:line-height="90%" fo:text-align="start" style:justify-single-word="false" style:writing-mode="lr-tb"/>
      <style:text-properties fo:color="#ffffff"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7" style:display-name="Título y objetos~LT~Gliederung 7" style:family="paragraph" style:parent-style-name="Título_20_y_20_objetos_7e_LT_7e_Gliederung_20_6" style:default-outline-level="">
      <style:paragraph-properties fo:margin-top="0.0398in" fo:margin-bottom="0in" loext:contextual-spacing="false" fo:line-height="90%" fo:text-align="start" style:justify-single-word="false" style:writing-mode="lr-tb"/>
      <style:text-properties fo:color="#ffffff"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8" style:display-name="Título y objetos~LT~Gliederung 8" style:family="paragraph" style:parent-style-name="Título_20_y_20_objetos_7e_LT_7e_Gliederung_20_7" style:default-outline-level="">
      <style:paragraph-properties fo:margin-top="0.0398in" fo:margin-bottom="0in" loext:contextual-spacing="false" fo:line-height="90%" fo:text-align="start" style:justify-single-word="false" style:writing-mode="lr-tb"/>
      <style:text-properties fo:color="#ffffff"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9" style:display-name="Título y objetos~LT~Gliederung 9" style:family="paragraph" style:parent-style-name="Título_20_y_20_objetos_7e_LT_7e_Gliederung_20_8" style:default-outline-level="">
      <style:paragraph-properties fo:margin-top="0.0398in" fo:margin-bottom="0in" loext:contextual-spacing="false" fo:line-height="90%" fo:text-align="start" style:justify-single-word="false" style:writing-mode="lr-tb"/>
      <style:text-properties fo:color="#ffffff"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Titel" style:display-name="Título y objetos~LT~Titel" style:family="paragraph" style:default-outline-level="">
      <style:paragraph-properties style:line-height-at-least="0.139in" fo:text-align="start" style:justify-single-word="false" style:writing-mode="lr-tb"/>
      <style:text-properties fo:color="#ffffff"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mn-lt" style:font-family-complex="+mn-lt" style:font-family-generic-complex="system" style:font-pitch-complex="variable" style:font-size-complex="12pt" style:text-emphasize="none"/>
    </style:style>
    <style:style style:name="Título_20_y_20_objetos_7e_LT_7e_Untertitel" style:display-name="Título y objetos~LT~Untertitel" style:family="paragraph" style:default-outline-level="">
      <style:paragraph-properties fo:text-align="center" style:justify-single-word="false"/>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mn-lt" style:font-family-complex="+mn-lt" style:font-family-generic-complex="system" style:font-pitch-complex="variable" style:font-size-complex="12pt" style:text-emphasize="none"/>
    </style:style>
    <style:style style:name="Título_20_y_20_objetos_7e_LT_7e_Notizen" style:display-name="Título y objetos~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mn-lt" style:font-family-complex="+mn-lt" style:font-family-generic-complex="system" style:font-pitch-complex="variable" style:font-size-complex="12pt" style:text-emphasize="none"/>
    </style:style>
    <style:style style:name="Título_20_y_20_objetos_7e_LT_7e_Hintergrundobjekte" style:display-name="Título y objetos~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mn-lt" style:font-family-complex="+mn-lt" style:font-family-generic-complex="system" style:font-pitch-complex="variable" style:font-size-complex="12pt"/>
    </style:style>
    <style:style style:name="Título_20_y_20_objetos_7e_LT_7e_Hintergrund" style:display-name="Título y objetos~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mn-lt" style:font-family-complex="+mn-lt" style:font-family-generic-complex="system" style:font-pitch-complex="variable" style:font-size-complex="12pt"/>
    </style:style>
    <style:style style:name="En_20_blanco_7e_LT_7e_Gliederung_20_1" style:display-name="En blanco~LT~Gliederung 1" style:family="paragraph" style:default-outline-level="">
      <style:paragraph-properties fo:margin-top="0.1965in" fo:margin-bottom="0in" loext:contextual-spacing="false" fo:line-height="90%" fo:text-align="start" style:justify-single-word="false" style:writing-mode="lr-tb"/>
      <style:text-properties fo:color="#ffffff"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mn-lt" style:font-family-complex="+mn-lt" style:font-family-generic-complex="system" style:font-pitch-complex="variable" style:font-size-complex="12pt" style:text-emphasize="none"/>
    </style:style>
    <style:style style:name="En_20_blanco_7e_LT_7e_Gliederung_20_2" style:display-name="En blanco~LT~Gliederung 2" style:family="paragraph" style:parent-style-name="En_20_blanco_7e_LT_7e_Gliederung_20_1" style:default-outline-level="">
      <style:paragraph-properties fo:margin-top="0.1575in" fo:margin-bottom="0in" loext:contextual-spacing="false" fo:line-height="90%" fo:text-align="start" style:justify-single-word="false" style:writing-mode="lr-tb"/>
      <style:text-properties fo:color="#ffffff"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En_20_blanco_7e_LT_7e_Gliederung_20_3" style:display-name="En blanco~LT~Gliederung 3" style:family="paragraph" style:parent-style-name="En_20_blanco_7e_LT_7e_Gliederung_20_2" style:default-outline-level="">
      <style:paragraph-properties fo:margin-top="0.1181in" fo:margin-bottom="0in" loext:contextual-spacing="false" fo:line-height="90%" fo:text-align="start" style:justify-single-word="false" style:writing-mode="lr-tb"/>
      <style:text-properties fo:color="#ffffff" style:text-outline="false" style:text-line-through-style="none" style:text-line-through-type="none" style:font-name="Arial" fo:font-family="Arial"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En_20_blanco_7e_LT_7e_Gliederung_20_4" style:display-name="En blanco~LT~Gliederung 4" style:family="paragraph" style:parent-style-name="En_20_blanco_7e_LT_7e_Gliederung_20_3" style:default-outline-level="">
      <style:paragraph-properties fo:margin-top="0.0783in" fo:margin-bottom="0in" loext:contextual-spacing="false" fo:line-height="90%" fo:text-align="start" style:justify-single-word="false" style:writing-mode="lr-tb"/>
      <style:text-properties fo:color="#ffffff" style:text-outline="false" style:text-line-through-style="none" style:text-line-through-type="none" style:font-name="Arial" fo:font-family="Arial"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En_20_blanco_7e_LT_7e_Gliederung_20_5" style:display-name="En blanco~LT~Gliederung 5" style:family="paragraph" style:parent-style-name="En_20_blanco_7e_LT_7e_Gliederung_20_4" style:default-outline-level="">
      <style:paragraph-properties fo:margin-top="0.0398in" fo:margin-bottom="0in" loext:contextual-spacing="false" fo:line-height="90%" fo:text-align="start" style:justify-single-word="false" style:writing-mode="lr-tb"/>
      <style:text-properties fo:color="#ffffff"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n_20_blanco_7e_LT_7e_Gliederung_20_6" style:display-name="En blanco~LT~Gliederung 6" style:family="paragraph" style:parent-style-name="En_20_blanco_7e_LT_7e_Gliederung_20_5" style:default-outline-level="">
      <style:paragraph-properties fo:margin-top="0.0398in" fo:margin-bottom="0in" loext:contextual-spacing="false" fo:line-height="90%" fo:text-align="start" style:justify-single-word="false" style:writing-mode="lr-tb"/>
      <style:text-properties fo:color="#ffffff"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n_20_blanco_7e_LT_7e_Gliederung_20_7" style:display-name="En blanco~LT~Gliederung 7" style:family="paragraph" style:parent-style-name="En_20_blanco_7e_LT_7e_Gliederung_20_6" style:default-outline-level="">
      <style:paragraph-properties fo:margin-top="0.0398in" fo:margin-bottom="0in" loext:contextual-spacing="false" fo:line-height="90%" fo:text-align="start" style:justify-single-word="false" style:writing-mode="lr-tb"/>
      <style:text-properties fo:color="#ffffff"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n_20_blanco_7e_LT_7e_Gliederung_20_8" style:display-name="En blanco~LT~Gliederung 8" style:family="paragraph" style:parent-style-name="En_20_blanco_7e_LT_7e_Gliederung_20_7" style:default-outline-level="">
      <style:paragraph-properties fo:margin-top="0.0398in" fo:margin-bottom="0in" loext:contextual-spacing="false" fo:line-height="90%" fo:text-align="start" style:justify-single-word="false" style:writing-mode="lr-tb"/>
      <style:text-properties fo:color="#ffffff"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n_20_blanco_7e_LT_7e_Gliederung_20_9" style:display-name="En blanco~LT~Gliederung 9" style:family="paragraph" style:parent-style-name="En_20_blanco_7e_LT_7e_Gliederung_20_8" style:default-outline-level="">
      <style:paragraph-properties fo:margin-top="0.0398in" fo:margin-bottom="0in" loext:contextual-spacing="false" fo:line-height="90%" fo:text-align="start" style:justify-single-word="false" style:writing-mode="lr-tb"/>
      <style:text-properties fo:color="#ffffff"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n_20_blanco_7e_LT_7e_Titel" style:display-name="En blanco~LT~Titel" style:family="paragraph" style:default-outline-level="">
      <style:paragraph-properties style:line-height-at-least="0.139in" fo:text-align="start" style:justify-single-word="false" style:writing-mode="lr-tb"/>
      <style:text-properties fo:color="#ffffff"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mn-lt" style:font-family-complex="+mn-lt" style:font-family-generic-complex="system" style:font-pitch-complex="variable" style:font-size-complex="12pt" style:text-emphasize="none"/>
    </style:style>
    <style:style style:name="En_20_blanco_7e_LT_7e_Untertitel" style:display-name="En blanco~LT~Untertitel" style:family="paragraph" style:default-outline-level="">
      <style:paragraph-properties fo:text-align="center" style:justify-single-word="false"/>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mn-lt" style:font-family-complex="+mn-lt" style:font-family-generic-complex="system" style:font-pitch-complex="variable" style:font-size-complex="12pt" style:text-emphasize="none"/>
    </style:style>
    <style:style style:name="En_20_blanco_7e_LT_7e_Notizen" style:display-name="En blanco~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mn-lt" style:font-family-complex="+mn-lt" style:font-family-generic-complex="system" style:font-pitch-complex="variable" style:font-size-complex="12pt" style:text-emphasize="none"/>
    </style:style>
    <style:style style:name="En_20_blanco_7e_LT_7e_Hintergrundobjekte" style:display-name="En blanco~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mn-lt" style:font-family-complex="+mn-lt" style:font-family-generic-complex="system" style:font-pitch-complex="variable" style:font-size-complex="12pt"/>
    </style:style>
    <style:style style:name="En_20_blanco_7e_LT_7e_Hintergrund" style:display-name="En blanco~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mn-lt" style:font-family-complex="+mn-lt" style:font-family-generic-complex="system" style:font-pitch-complex="variable" style:font-size-complex="12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0.4$Windows_X86_64 LibreOffice_project/057fc023c990d676a43019934386b85b21a9ee99</meta:generator>
    <dc:date>2019-09-04T15:07:18.924000000</dc:date>
    <meta:editing-duration>PT51M59S</meta:editing-duration>
    <meta:editing-cycles>3</meta:editing-cycles>
    <meta:document-statistic meta:table-count="0" meta:image-count="0" meta:object-count="0" meta:page-count="3" meta:paragraph-count="44" meta:word-count="775" meta:character-count="4801" meta:non-whitespace-character-count="4001"/>
  </office:meta>
</office:document-meta>
</file>